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6" style:family="paragraph" style:parent-style-name="Quotations">
      <style:text-properties officeooo:rsid="00144557" officeooo:paragraph-rsid="00144557"/>
    </style:style>
    <style:style style:name="P7" style:family="paragraph" style:parent-style-name="Standard">
      <style:text-properties officeooo:rsid="00144557" officeooo:paragraph-rsid="00144557"/>
    </style:style>
    <style:style style:name="P8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9" style:family="paragraph" style:parent-style-name="Standard">
      <style:paragraph-properties fo:break-before="page"/>
      <style:text-properties officeooo:rsid="00144557" officeooo:paragraph-rsid="00144557"/>
    </style:style>
    <style:style style:name="P10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2" style:family="paragraph" style:parent-style-name="Text_20_body">
      <style:text-properties fo:font-variant="normal" fo:text-transform="none" fo:color="#3d464d" style:font-name="Open Sans" fo:font-size="21pt" fo:letter-spacing="normal" fo:font-style="normal" fo:font-weight="normal" officeooo:rsid="00144557" officeooo:paragraph-rsid="00144557" style:font-size-asian="21pt" style:font-size-complex="21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5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16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7" style:family="paragraph" style:parent-style-name="Heading_20_1">
      <style:text-properties fo:font-variant="normal" fo:text-transform="none" fo:color="#3d464d" style:font-name="Open Sans" fo:font-size="21pt" fo:letter-spacing="normal" fo:font-style="normal" fo:font-weight="normal" officeooo:rsid="00144557" officeooo:paragraph-rsid="00144557" style:font-size-asian="21pt" style:font-size-complex="21pt"/>
    </style:style>
    <style:style style:name="P18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9" style:family="paragraph" style:parent-style-name="Preformatted_20_Text">
      <style:text-properties officeooo:rsid="00144557" officeooo:paragraph-rsid="00144557"/>
    </style:style>
    <style:style style:name="P2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21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6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7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fo:letter-spacing="normal" loext:padding="0cm" loext:border="none"/>
    </style:style>
    <style:style style:name="T9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0" style:family="text">
      <style:text-properties fo:font-variant="normal" fo:text-transform="none" fo:color="#3d464d" fo:font-size="13.5pt" fo:letter-spacing="normal" fo:font-style="normal" fo:font-weight="normal" fo:background-color="#f0f3f5" loext:char-shading-value="0"/>
    </style:style>
    <style:style style:name="T1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16" style:family="text">
      <style:text-properties fo:background-color="#f0f3f5" loext:char-shading-value="0" loext:padding="0cm" loext:border="none"/>
    </style:style>
    <style:style style:name="T17" style:family="text">
      <style:text-properties style:font-name="Source Serif Pro" fo:font-size="13.5pt" fo:font-weight="bold" loext:padding="0cm" loext:border="none"/>
    </style:style>
    <style:style style:name="T18" style:family="text">
      <style:text-properties style:font-name="Source Serif Pro" fo:font-size="13.5pt" loext:padding="0cm" loext:border="none"/>
    </style:style>
    <style:style style:name="T19" style:family="text">
      <style:text-properties style:font-name="Source Serif Pro" fo:font-size="13.5pt" fo:background-color="#f0f3f5" loext:char-shading-value="0" loext:padding="0cm" loext:border="none"/>
    </style:style>
    <style:style style:name="T20" style:family="text">
      <style:text-properties style:font-name="Source Serif Pro" fo:font-size="10.5pt" fo:font-weight="bold" loext:padding="0cm" loext:border="none"/>
    </style:style>
    <style:style style:name="T21" style:family="text">
      <style:text-properties style:font-name="Source Serif Pro" fo:font-weight="bold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01 - Inserindo produtos no banco de dados</text:h>
      <text:p text:style-name="P1"/>
      <text:p text:style-name="P6"><text:span text:style-name="T3">Começando deste ponto? Você pode fazer o </text:span><text:a xlink:type="simple" xlink:href="https://s3.amazonaws.com/caelum-online-public/php1/stages/php-mysql-capitulo2.zip" office:target-frame-name="_blank" xlink:show="new" text:style-name="Internet_20_link" text:visited-style-name="Visited_20_Internet_20_Link"><text:span text:style-name="T4">DOWNLOAD</text:span></text:a><text:span text:style-name="T3"> do projeto completo até aqui e continuar seus estudos.</text:span></text:p>
      <text:p text:style-name="P2">No capítulo anterior, vimos como criar uma página PHP, criar cabeçalhos e rodapés para evitar repetição de código e como ler parâmetros. O que falta agora é inserirmos esses parâmetros no banco de dados. Como já instalamos o MySQL (o XAMPP instalou para nós), vamos fazer uso dele.</text:p>
      <text:p text:style-name="P3"><text:span text:style-name="T3">Nosso primeiro passo é levantar o servidor do MySQL e conectar nele. Se formos na página de configuração do XAMPP (</text:span><text:span text:style-name="Source_20_Text"><text:span text:style-name="T5">http://localhost/xampp</text:span></text:span><text:span text:style-name="T3">), vemos que o MySQL está desativado. Em cada sistema operacional, isso é feito de uma maneira diferente.</text:span></text:p>
      <text:p text:style-name="P2">Com o MySQL no ar, podemos ir no PHPMyAdmin, que é um excelente administrador de MySql, que vem no XAMPP. Basta clicar no link que existe na página de status do XAMPP, e estamos nele.</text:p>
      <text:p text:style-name="P2">Caso a tela inicial peça o nome do utilizador, digite "root" e deixe o campo de senha em branco.</text:p>
      <text:p text:style-name="P3"><text:span text:style-name="T3">Em </text:span><text:span text:style-name="Source_20_Text"><text:span text:style-name="T5">Create Databases</text:span></text:span><text:span text:style-name="T3">, vamos criar um novo banco chamado "loja". Com o banco criado, vamos criar a tabela que armazenará a lista de produtos. Na aba SQL, digite:</text:span></text:p>
      <text:p text:style-name="P4"><text:span text:style-name="Source_20_Text"><text:span text:style-name="T7">create table produtos </text:span></text:span><text:span text:style-name="Source_20_Text"><text:span text:style-name="T11">(</text:span></text:span><text:span text:style-name="Source_20_Text"><text:span text:style-name="T7">id integer auto_increment primary key</text:span></text:span><text:span text:style-name="Source_20_Text"><text:span text:style-name="T11">,</text:span></text:span><text:span text:style-name="Source_20_Text"><text:span text:style-name="T7"> nome varchar</text:span></text:span><text:span text:style-name="Source_20_Text"><text:span text:style-name="T11">(</text:span></text:span><text:span text:style-name="Source_20_Text"><text:span text:style-name="T12">255</text:span></text:span><text:span text:style-name="Source_20_Text"><text:span text:style-name="T11">),</text:span></text:span><text:span text:style-name="Source_20_Text"><text:span text:style-name="T7"> preco </text:span></text:span><text:span text:style-name="Source_20_Text"><text:span text:style-name="T13">decimal</text:span></text:span><text:span text:style-name="Source_20_Text"><text:span text:style-name="T11">(</text:span></text:span><text:span text:style-name="Source_20_Text"><text:span text:style-name="T12">10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));</text:span></text:span></text:p>
      <text:p text:style-name="P3"><text:span text:style-name="T3">Clicando em Go, a tabela será criada. Aqui não entraremos a fundo em SQL. Se quiser entender um pouco mais, faça o </text:span><text:a xlink:type="simple" xlink:href="https://www.alura.com.br/cursos-online-infraestrutura/sql" office:target-frame-name="_blank" xlink:show="new" text:style-name="Internet_20_link" text:visited-style-name="Visited_20_Internet_20_Link"><text:span text:style-name="T4">curso online dedicado ao assunto</text:span></text:a><text:span text:style-name="T3">.</text:span></text:p>
      <text:p text:style-name="P2">Vamos agora inserir alguns produtos para ver o MySql funcionando. Novamente, na aba SQL:</text:p>
      <text:p text:style-name="P4"><text:span text:style-name="Source_20_Text"><text:span text:style-name="T7">insert </text:span></text:span><text:span text:style-name="Source_20_Text"><text:span text:style-name="T13">into</text:span></text:span><text:span text:style-name="Source_20_Text"><text:span text:style-name="T7"> produtos values </text:span></text:span><text:span text:style-name="Source_20_Text"><text:span text:style-name="T11">(</text:span></text:span><text:span text:style-name="Source_20_Text"><text:span text:style-name="T12">1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Carro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2">20000</text:span></text:span><text:span text:style-name="Source_20_Text"><text:span text:style-name="T11">);</text:span></text:span></text:p>
      <text:p text:style-name="P4"><text:span text:style-name="Source_20_Text"><text:span text:style-name="T7">insert </text:span></text:span><text:span text:style-name="Source_20_Text"><text:span text:style-name="T13">into</text:span></text:span><text:span text:style-name="Source_20_Text"><text:span text:style-name="T7"> produtos values </text:span></text:span><text:span text:style-name="Source_20_Text"><text:span text:style-name="T11">(</text:span></text:span><text:span text:style-name="Source_20_Text"><text:span text:style-name="T12">2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Motocicleta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2">10000</text:span></text:span><text:span text:style-name="Source_20_Text"><text:span text:style-name="T11">);</text:span></text:span></text:p>
      <text:p text:style-name="P2">Podemos forçar o auto incremento, não passando o ID:</text:p>
      <text:p text:style-name="P4"><text:span text:style-name="Source_20_Text"><text:span text:style-name="T7">insert </text:span></text:span><text:span text:style-name="Source_20_Text"><text:span text:style-name="T13">into</text:span></text:span><text:span text:style-name="Source_20_Text"><text:span text:style-name="T7"> produtos </text:span></text:span><text:span text:style-name="Source_20_Text"><text:span text:style-name="T11">(</text:span></text:span><text:span text:style-name="Source_20_Text"><text:span text:style-name="T7">nome</text:span></text:span><text:span text:style-name="Source_20_Text"><text:span text:style-name="T11">,</text:span></text:span><text:span text:style-name="Source_20_Text"><text:span text:style-name="T7"> preco</text:span></text:span><text:span text:style-name="Source_20_Text"><text:span text:style-name="T11">)</text:span></text:span><text:span text:style-name="Source_20_Text"><text:span text:style-name="T7"> values </text:span></text:span><text:span text:style-name="Source_20_Text"><text:span text:style-name="T11">(</text:span></text:span><text:span text:style-name="Source_20_Text"><text:span text:style-name="T14">'Bicicleta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2">300</text:span></text:span><text:span text:style-name="Source_20_Text"><text:span text:style-name="T11">);</text:span></text:span></text:p>
      <text:p text:style-name="P2"><text:soft-page-break/>Se clicarmos em Browse, vemos a lista de todos os produtos adicionados. No nosso caso, 3 produtos.</text:p>
      <text:p text:style-name="P3"><text:span text:style-name="T3">Agora que temos um banco de dados no nosso MySql, vamos fazer o PHP inserir algo nele. De volta ao </text:span><text:span text:style-name="Source_20_Text"><text:span text:style-name="T5">adiciona-produto.php</text:span></text:span><text:span text:style-name="T3">, vamos escrever a SQL nele:</text:span></text:p>
      <text:p text:style-name="P4"><text:span text:style-name="Source_20_Text"><text:span text:style-name="T11">&lt;?</text:span></text:span><text:span text:style-name="Source_20_Text"><text:span text:style-name="T7">php include</text:span></text:span><text:span text:style-name="Source_20_Text"><text:span text:style-name="T11">(</text:span></text:span><text:span text:style-name="Source_20_Text"><text:span text:style-name="T14">"cabecalho.php"</text:span></text:span><text:span text:style-name="Source_20_Text"><text:span text:style-name="T11">);</text:span></text:span><text:span text:style-name="Source_20_Text"><text:span text:style-name="T7"> </text:span></text:span><text:span text:style-name="Source_20_Text"><text:span text:style-name="T11">?&gt;</text:span></text:span></text:p>
      <text:p text:style-name="P5"/>
      <text:p text:style-name="P4"><text:span text:style-name="Source_20_Text"><text:span text:style-name="T11">&lt;?</text:span></text:span><text:span text:style-name="Source_20_Text"><text:span text:style-name="T7">php</text:span></text:span></text:p>
      <text:p text:style-name="P4"><text:span text:style-name="Source_20_Text"><text:span text:style-name="T7">$nome </text:span></text:span><text:span text:style-name="Source_20_Text"><text:span text:style-name="T11">=</text:span></text:span><text:span text:style-name="Source_20_Text"><text:span text:style-name="T7"> $_GET</text:span></text:span><text:span text:style-name="Source_20_Text"><text:span text:style-name="T11">[</text:span></text:span><text:span text:style-name="Source_20_Text"><text:span text:style-name="T14">"nome"</text:span></text:span><text:span text:style-name="Source_20_Text"><text:span text:style-name="T11">];</text:span></text:span></text:p>
      <text:p text:style-name="P4"><text:span text:style-name="Source_20_Text"><text:span text:style-name="T7">$preco </text:span></text:span><text:span text:style-name="Source_20_Text"><text:span text:style-name="T11">=</text:span></text:span><text:span text:style-name="Source_20_Text"><text:span text:style-name="T7"> $_GET</text:span></text:span><text:span text:style-name="Source_20_Text"><text:span text:style-name="T11">[</text:span></text:span><text:span text:style-name="Source_20_Text"><text:span text:style-name="T14">"preco"</text:span></text:span><text:span text:style-name="Source_20_Text"><text:span text:style-name="T11">];</text:span></text:span></text:p>
      <text:p text:style-name="P5"/>
      <text:p text:style-name="P4"><text:span text:style-name="Source_20_Text"><text:span text:style-name="T7">$query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4">"insert into produtos (nome, preco) values (?????)"</text:span></text:span><text:span text:style-name="Source_20_Text"><text:span text:style-name="T11">;</text:span></text:span></text:p>
      <text:p text:style-name="P4"><text:span text:style-name="Source_20_Text"><text:span text:style-name="T11">?&gt;</text:span></text:span></text:p>
      <text:p text:style-name="P5"/>
      <text:p text:style-name="P4"><text:span text:style-name="Source_20_Text"><text:span text:style-name="T7">Produto </text:span></text:span><text:span text:style-name="Source_20_Text"><text:span text:style-name="T11">&lt;?=</text:span></text:span><text:span text:style-name="Source_20_Text"><text:span text:style-name="T7"> $nome</text:span></text:span><text:span text:style-name="Source_20_Text"><text:span text:style-name="T11">;</text:span></text:span><text:span text:style-name="Source_20_Text"><text:span text:style-name="T7"> </text:span></text:span><text:span text:style-name="Source_20_Text"><text:span text:style-name="T11">?&gt;</text:span></text:span><text:span text:style-name="Source_20_Text"><text:span text:style-name="T7">, </text:span></text:span><text:span text:style-name="Source_20_Text"><text:span text:style-name="T11">&lt;?=</text:span></text:span><text:span text:style-name="Source_20_Text"><text:span text:style-name="T7"> $preco</text:span></text:span><text:span text:style-name="Source_20_Text"><text:span text:style-name="T11">;</text:span></text:span><text:span text:style-name="Source_20_Text"><text:span text:style-name="T7"> </text:span></text:span><text:span text:style-name="Source_20_Text"><text:span text:style-name="T11">?&gt;</text:span></text:span><text:span text:style-name="Source_20_Text"><text:span text:style-name="T7"> adicionado com sucesso!</text:span></text:span></text:p>
      <text:p text:style-name="P5"/>
      <text:p text:style-name="P4"><text:span text:style-name="Source_20_Text"><text:span text:style-name="T11">&lt;?</text:span></text:span><text:span text:style-name="Source_20_Text"><text:span text:style-name="T7">php include</text:span></text:span><text:span text:style-name="Source_20_Text"><text:span text:style-name="T11">(</text:span></text:span><text:span text:style-name="Source_20_Text"><text:span text:style-name="T14">"rodape.php"</text:span></text:span><text:span text:style-name="Source_20_Text"><text:span text:style-name="T11">);</text:span></text:span><text:span text:style-name="Source_20_Text"><text:span text:style-name="T7"> </text:span></text:span><text:span text:style-name="Source_20_Text"><text:span text:style-name="T11">?&gt;</text:span></text:span></text:p>
      <text:p text:style-name="P2">Veja que guardamos a query em uma variável, mas precisamos trocar os "??" pelos valores passados pelo usuário. Geralmente, é comum que desenvolvedores concatenem esses valores na mão. Algo como:</text:p>
      <text:p text:style-name="P4"><text:span text:style-name="Source_20_Text"><text:span text:style-name="T7">$query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4">"insert into produtos (nome, preco) values ('"</text:span></text:span><text:span text:style-name="Source_20_Text"><text:span text:style-name="T7"> </text:span></text:span><text:span text:style-name="Source_20_Text"><text:span text:style-name="T11">.</text:span></text:span><text:span text:style-name="Source_20_Text"><text:span text:style-name="T7"> $nome </text:span></text:span><text:span text:style-name="Source_20_Text"><text:span text:style-name="T11">.</text:span></text:span><text:span text:style-name="Source_20_Text"><text:span text:style-name="T7"> </text:span></text:span><text:span text:style-name="Source_20_Text"><text:span text:style-name="T14">"', "</text:span></text:span><text:span text:style-name="Source_20_Text"><text:span text:style-name="T7"> </text:span></text:span><text:span text:style-name="Source_20_Text"><text:span text:style-name="T11">.</text:span></text:span><text:span text:style-name="Source_20_Text"><text:span text:style-name="T7"> $preco </text:span></text:span><text:span text:style-name="Source_20_Text"><text:span text:style-name="T11">.</text:span></text:span><text:span text:style-name="Source_20_Text"><text:span text:style-name="T7"> </text:span></text:span><text:span text:style-name="Source_20_Text"><text:span text:style-name="T14">")"</text:span></text:span><text:span text:style-name="Source_20_Text"><text:span text:style-name="T11">;</text:span></text:span></text:p>
      <text:p text:style-name="P2">Repare que o ponto (.) soma duas strings. Mas o problema disso é que é muito trabalhoso. O PHP nos dá uma maneira mais fácil de misturar strings e variáveis. Chamamos isso de interpolação, e para isso, basta usar o símbolo { e }:</text:p>
      <text:p text:style-name="P4"><text:span text:style-name="Source_20_Text"><text:span text:style-name="T7">$query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4">"insert into produtos (nome, preco) values ('{$nome}', {$preco})"</text:span></text:span><text:span text:style-name="Source_20_Text"><text:span text:style-name="T11">;</text:span></text:span></text:p>
      <text:p text:style-name="P2">O PHP vai automaticamente pegar o valor da variável nome e preco e concatenar na string. Fica mais fácil de ler. Mas repare que isso só funciona se a string for declarada com aspas duplas.</text:p>
      <text:p text:style-name="P2"><text:soft-page-break/>Vamos continuar, e mandar essa SQL para o banco de dados. Em primeiro lugar, conectamos no banco de dados, passando endereço, usuário e senha:</text:p>
      <text:p text:style-name="P4"><text:span text:style-name="Source_20_Text"><text:span text:style-name="T7">$conexao </text:span></text:span><text:span text:style-name="Source_20_Text"><text:span text:style-name="T11">=</text:span></text:span><text:span text:style-name="Source_20_Text"><text:span text:style-name="T7"> mysqli_connect</text:span></text:span><text:span text:style-name="Source_20_Text"><text:span text:style-name="T11">(</text:span></text:span><text:span text:style-name="Source_20_Text"><text:span text:style-name="T14">'localhost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root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loja'</text:span></text:span><text:span text:style-name="Source_20_Text"><text:span text:style-name="T11">);</text:span></text:span></text:p>
      <text:p text:style-name="P2">Em seguida, executamos a query:</text:p>
      <text:p text:style-name="P4"><text:span text:style-name="Source_20_Text"><text:span text:style-name="T7">mysqli_query</text:span></text:span><text:span text:style-name="Source_20_Text"><text:span text:style-name="T11">(</text:span></text:span><text:span text:style-name="Source_20_Text"><text:span text:style-name="T7">$conexao</text:span></text:span><text:span text:style-name="Source_20_Text"><text:span text:style-name="T11">,</text:span></text:span><text:span text:style-name="Source_20_Text"><text:span text:style-name="T7"> $query</text:span></text:span><text:span text:style-name="Source_20_Text"><text:span text:style-name="T11">);</text:span></text:span></text:p>
      <text:p text:style-name="P2">Por fim, fechamos a conexão:</text:p>
      <text:p text:style-name="P4"><text:span text:style-name="Source_20_Text"><text:span text:style-name="T7">mysqli_close</text:span></text:span><text:span text:style-name="Source_20_Text"><text:span text:style-name="T11">(</text:span></text:span><text:span text:style-name="Source_20_Text"><text:span text:style-name="T7">$conexao</text:span></text:span><text:span text:style-name="Source_20_Text"><text:span text:style-name="T11">);</text:span></text:span></text:p>
      <text:p text:style-name="P2">Nosso código completo ficou:</text:p>
      <text:p text:style-name="P4"><text:span text:style-name="Source_20_Text"><text:span text:style-name="T7">$query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4">"insert into produtos (nome, preco) values ('{$nome}', {$preco})"</text:span></text:span><text:span text:style-name="Source_20_Text"><text:span text:style-name="T11">;</text:span></text:span></text:p>
      <text:p text:style-name="P5"/>
      <text:p text:style-name="P4"><text:span text:style-name="Source_20_Text"><text:span text:style-name="T7">$conexao </text:span></text:span><text:span text:style-name="Source_20_Text"><text:span text:style-name="T11">=</text:span></text:span><text:span text:style-name="Source_20_Text"><text:span text:style-name="T7"> mysqli_connect</text:span></text:span><text:span text:style-name="Source_20_Text"><text:span text:style-name="T11">(</text:span></text:span><text:span text:style-name="Source_20_Text"><text:span text:style-name="T14">'localhost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root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loja'</text:span></text:span><text:span text:style-name="Source_20_Text"><text:span text:style-name="T11">);</text:span></text:span></text:p>
      <text:p text:style-name="P4"><text:span text:style-name="Source_20_Text"><text:span text:style-name="T7">mysqli_query</text:span></text:span><text:span text:style-name="Source_20_Text"><text:span text:style-name="T11">(</text:span></text:span><text:span text:style-name="Source_20_Text"><text:span text:style-name="T7">$conexao</text:span></text:span><text:span text:style-name="Source_20_Text"><text:span text:style-name="T11">,</text:span></text:span><text:span text:style-name="Source_20_Text"><text:span text:style-name="T7"> $query</text:span></text:span><text:span text:style-name="Source_20_Text"><text:span text:style-name="T11">);</text:span></text:span></text:p>
      <text:p text:style-name="P4"><text:span text:style-name="Source_20_Text"><text:span text:style-name="T7">mysqli_close</text:span></text:span><text:span text:style-name="Source_20_Text"><text:span text:style-name="T11">(</text:span></text:span><text:span text:style-name="Source_20_Text"><text:span text:style-name="T7">$conexao</text:span></text:span><text:span text:style-name="Source_20_Text"><text:span text:style-name="T11">);</text:span></text:span></text:p>
      <text:p text:style-name="P2">Se testarmos agora a inserção de um lápis pelo formulário, isso deve funcionar. Basta conferir no MySql para ver que a linha foi adicionada. Veja só como acessar o MySql pelo PHP é fácil. Basta apenas conhecer alguns métodos da biblioteca.</text:p>
      <text:p text:style-name="P2">Mas veja só o que acontece se não passarmos o preço no formulário. Apesar da aplicação web falar que a inserção foi feita, se formos no MySql, vemos que nenhuma linha foi adicionada. Isso acontece porque o MySql deu um erro (afinal a SQL, sem o preço, fica errada!), mas nós não tratamos esse erro.</text:p>
      <text:p text:style-name="P3"><text:span text:style-name="T3">Precisamos então tratar esse erro, e fazemos isso na função de </text:span><text:span text:style-name="Source_20_Text"><text:span text:style-name="T5">mysqli_query</text:span></text:span><text:span text:style-name="T3">. Ela devolve true em caso de sucesso, ou false em caso de falha:</text:span></text:p>
      <text:p text:style-name="P4"><text:span text:style-name="Source_20_Text"><text:span text:style-name="T13">if</text:span></text:span><text:span text:style-name="Source_20_Text"><text:span text:style-name="T11">(</text:span></text:span><text:span text:style-name="Source_20_Text"><text:span text:style-name="T7">mysqli_query</text:span></text:span><text:span text:style-name="Source_20_Text"><text:span text:style-name="T11">(</text:span></text:span><text:span text:style-name="Source_20_Text"><text:span text:style-name="T7">$conexao</text:span></text:span><text:span text:style-name="Source_20_Text"><text:span text:style-name="T11">,</text:span></text:span><text:span text:style-name="Source_20_Text"><text:span text:style-name="T7"> $query</text:span></text:span><text:span text:style-name="Source_20_Text"><text:span text:style-name="T11">))</text:span></text:span><text:span text:style-name="Source_20_Text"><text:span text:style-name="T7"> </text:span></text:span><text:span text:style-name="Source_20_Text"><text:span text:style-name="T11">{</text:span></text:span></text:p>
      <text:p text:style-name="P4"><text:span text:style-name="Source_20_Text"><text:span text:style-name="T8"><text:s text:c="4"/></text:span></text:span><text:span text:style-name="Source_20_Text"><text:span text:style-name="T15">// funcionou</text:span></text:span></text:p>
      <text:p text:style-name="P4"><text:span text:style-name="Source_20_Text"><text:span text:style-name="T11">}</text:span></text:span><text:span text:style-name="Source_20_Text"><text:span text:style-name="T7"> </text:span></text:span><text:span text:style-name="Source_20_Text"><text:span text:style-name="T13">else</text:span></text:span><text:span text:style-name="Source_20_Text"><text:span text:style-name="T7"> </text:span></text:span><text:span text:style-name="Source_20_Text"><text:span text:style-name="T11">{</text:span></text:span></text:p>
      <text:p text:style-name="P4"><text:span text:style-name="Source_20_Text"><text:span text:style-name="T8"><text:s text:c="4"/></text:span></text:span><text:span text:style-name="Source_20_Text"><text:span text:style-name="T15">// nao deu certo</text:span></text:span></text:p>
      <text:p text:style-name="P4"><text:span text:style-name="Source_20_Text"><text:span text:style-name="T11">}</text:span></text:span></text:p>
      <text:p text:style-name="P2"><text:soft-page-break/>Vamos agora misturar HTML com PHP, e mostrar a mensagem de sucesso apenas se deu sucesso:</text:p>
      <text:p text:style-name="P4"><text:span text:style-name="Source_20_Text"><text:span text:style-name="T11">&lt;?</text:span></text:span><text:span text:style-name="Source_20_Text"><text:span text:style-name="T7">php</text:span></text:span></text:p>
      <text:p text:style-name="P4"><text:span text:style-name="Source_20_Text"><text:span text:style-name="T13">if</text:span></text:span><text:span text:style-name="Source_20_Text"><text:span text:style-name="T11">(</text:span></text:span><text:span text:style-name="Source_20_Text"><text:span text:style-name="T7">mysqli_query</text:span></text:span><text:span text:style-name="Source_20_Text"><text:span text:style-name="T11">(</text:span></text:span><text:span text:style-name="Source_20_Text"><text:span text:style-name="T7">$conexao</text:span></text:span><text:span text:style-name="Source_20_Text"><text:span text:style-name="T11">,</text:span></text:span><text:span text:style-name="Source_20_Text"><text:span text:style-name="T7"> $query</text:span></text:span><text:span text:style-name="Source_20_Text"><text:span text:style-name="T11">))</text:span></text:span><text:span text:style-name="Source_20_Text"><text:span text:style-name="T7"> </text:span></text:span><text:span text:style-name="Source_20_Text"><text:span text:style-name="T11">{</text:span></text:span></text:p>
      <text:p text:style-name="P4"><text:span text:style-name="Source_20_Text"><text:span text:style-name="T11">?&gt;</text:span></text:span></text:p>
      <text:p text:style-name="P4"><text:span text:style-name="Source_20_Text"><text:span text:style-name="T12">&lt;p</text:span></text:span><text:span text:style-name="Source_20_Text"><text:span text:style-name="T7"> </text:span></text:span><text:span text:style-name="Source_20_Text"><text:span text:style-name="T14">class</text:span></text:span><text:span text:style-name="Source_20_Text"><text:span text:style-name="T11">=</text:span></text:span><text:span text:style-name="Source_20_Text"><text:span text:style-name="T13">"alert-success"</text:span></text:span><text:span text:style-name="Source_20_Text"><text:span text:style-name="T12">&gt;</text:span></text:span><text:span text:style-name="Source_20_Text"><text:span text:style-name="T7">Produto </text:span></text:span><text:span text:style-name="Source_20_Text"><text:span text:style-name="T11">&lt;?=</text:span></text:span><text:span text:style-name="Source_20_Text"><text:span text:style-name="T7"> $nome</text:span></text:span><text:span text:style-name="Source_20_Text"><text:span text:style-name="T11">;</text:span></text:span><text:span text:style-name="Source_20_Text"><text:span text:style-name="T7"> </text:span></text:span><text:span text:style-name="Source_20_Text"><text:span text:style-name="T11">?&gt;</text:span></text:span><text:span text:style-name="Source_20_Text"><text:span text:style-name="T7">, </text:span></text:span><text:span text:style-name="Source_20_Text"><text:span text:style-name="T11">&lt;?=</text:span></text:span><text:span text:style-name="Source_20_Text"><text:span text:style-name="T7"> $preco</text:span></text:span><text:span text:style-name="Source_20_Text"><text:span text:style-name="T11">;</text:span></text:span><text:span text:style-name="Source_20_Text"><text:span text:style-name="T7"> </text:span></text:span><text:span text:style-name="Source_20_Text"><text:span text:style-name="T11">?&gt;</text:span></text:span><text:span text:style-name="Source_20_Text"><text:span text:style-name="T7"> adicionado com sucesso!</text:span></text:span><text:span text:style-name="Source_20_Text"><text:span text:style-name="T12">&lt;/p&gt;</text:span></text:span></text:p>
      <text:p text:style-name="P4"><text:span text:style-name="Source_20_Text"><text:span text:style-name="T11">&lt;?</text:span></text:span><text:span text:style-name="Source_20_Text"><text:span text:style-name="T7">php</text:span></text:span></text:p>
      <text:p text:style-name="P4"><text:span text:style-name="Source_20_Text"><text:span text:style-name="T11">}</text:span></text:span><text:span text:style-name="Source_20_Text"><text:span text:style-name="T7"> </text:span></text:span><text:span text:style-name="Source_20_Text"><text:span text:style-name="T13">else</text:span></text:span><text:span text:style-name="Source_20_Text"><text:span text:style-name="T7"> </text:span></text:span><text:span text:style-name="Source_20_Text"><text:span text:style-name="T11">{</text:span></text:span></text:p>
      <text:p text:style-name="P4"><text:span text:style-name="Source_20_Text"><text:span text:style-name="T11">?&gt;</text:span></text:span></text:p>
      <text:p text:style-name="P4"><text:span text:style-name="Source_20_Text"><text:span text:style-name="T12">&lt;p</text:span></text:span><text:span text:style-name="Source_20_Text"><text:span text:style-name="T7"> </text:span></text:span><text:span text:style-name="Source_20_Text"><text:span text:style-name="T14">class</text:span></text:span><text:span text:style-name="Source_20_Text"><text:span text:style-name="T11">=</text:span></text:span><text:span text:style-name="Source_20_Text"><text:span text:style-name="T13">"alert-danger"</text:span></text:span><text:span text:style-name="Source_20_Text"><text:span text:style-name="T12">&gt;</text:span></text:span><text:span text:style-name="Source_20_Text"><text:span text:style-name="T7">O produto </text:span></text:span><text:span text:style-name="Source_20_Text"><text:span text:style-name="T11">&lt;?=</text:span></text:span><text:span text:style-name="Source_20_Text"><text:span text:style-name="T7"> $nome</text:span></text:span><text:span text:style-name="Source_20_Text"><text:span text:style-name="T11">;</text:span></text:span><text:span text:style-name="Source_20_Text"><text:span text:style-name="T7"> </text:span></text:span><text:span text:style-name="Source_20_Text"><text:span text:style-name="T11">?&gt;</text:span></text:span><text:span text:style-name="Source_20_Text"><text:span text:style-name="T7"> não foi adicionado</text:span></text:span><text:span text:style-name="Source_20_Text"><text:span text:style-name="T12">&lt;/p&gt;</text:span></text:span></text:p>
      <text:p text:style-name="P4"><text:span text:style-name="Source_20_Text"><text:span text:style-name="T11">&lt;?</text:span></text:span><text:span text:style-name="Source_20_Text"><text:span text:style-name="T7">php</text:span></text:span></text:p>
      <text:p text:style-name="P4"><text:span text:style-name="Source_20_Text"><text:span text:style-name="T11">}</text:span></text:span></text:p>
      <text:p text:style-name="P4"><text:span text:style-name="Source_20_Text"><text:span text:style-name="T11">?&gt;</text:span></text:span></text:p>
      <text:p text:style-name="P2">Pronto. Agora nossa aplicação retorna um erro amigável caso a inserção falhe.</text:p>
      <text:p text:style-name="P3"><text:span text:style-name="T3">Um detalhe curioso do PHP é que ele fecha a conexão do MySQL automaticamente. Ou seja, não precisamos colocar a linha </text:span><text:span text:style-name="Source_20_Text"><text:span text:style-name="T5">mysqli_close()</text:span></text:span><text:span text:style-name="T3">. Nesse caso, quando a última linha do seu script for executada, aí sim ele a fechará.</text:span></text:p>
      <text:p text:style-name="P1"/>
      <text:p text:style-name="P1"/>
      <text:h text:style-name="P18" text:outline-level="1"><text:span text:style-name="T2">02 - Criando a tabela de produtos</text:span></text:h>
      <text:p text:style-name="P1"/>
      <text:p text:style-name="P10">No PHPMyAdmin, crie o banco de dados "loja" e em seguida crie a tabela de produtos, com a seguinte instrução:</text:p>
      <text:p text:style-name="P4"><text:span text:style-name="Source_20_Text"><text:span text:style-name="T7">create table produtos </text:span></text:span><text:span text:style-name="Source_20_Text"><text:span text:style-name="T11">(</text:span></text:span><text:span text:style-name="Source_20_Text"><text:span text:style-name="T7">id integer auto_increment primary key</text:span></text:span><text:span text:style-name="Source_20_Text"><text:span text:style-name="T11">,</text:span></text:span><text:span text:style-name="Source_20_Text"><text:span text:style-name="T7"> nome varchar</text:span></text:span><text:span text:style-name="Source_20_Text"><text:span text:style-name="T11">(</text:span></text:span><text:span text:style-name="Source_20_Text"><text:span text:style-name="T12">255</text:span></text:span><text:span text:style-name="Source_20_Text"><text:span text:style-name="T11">),</text:span></text:span><text:span text:style-name="Source_20_Text"><text:span text:style-name="T7"> preco </text:span></text:span><text:span text:style-name="Source_20_Text"><text:span text:style-name="T13">decimal</text:span></text:span><text:span text:style-name="Source_20_Text"><text:span text:style-name="T11">(</text:span></text:span><text:span text:style-name="Source_20_Text"><text:span text:style-name="T12">10</text:span></text:span><text:span text:style-name="Source_20_Text"><text:span text:style-name="T11">,</text:span></text:span><text:span text:style-name="Source_20_Text"><text:span text:style-name="T12">2</text:span></text:span><text:span text:style-name="Source_20_Text"><text:span text:style-name="T11">));</text:span></text:span></text:p>
      <text:p text:style-name="P3"><text:span text:style-name="T3">Tente lembrar porque adicionamos </text:span><text:span text:style-name="Source_20_Text"><text:span text:style-name="T5">auto_increment</text:span></text:span><text:span text:style-name="T3"> para o atributo </text:span><text:span text:style-name="Source_20_Text"><text:span text:style-name="T5">id</text:span></text:span><text:span text:style-name="T3">.</text:span></text:p>
      <text:p text:style-name="P1"/>
      <text:p text:style-name="P1"><text:span text:style-name="T3">Excelente. Agora estamos prontos para usá-la via PHP. O </text:span><text:span text:style-name="Source_20_Text"><text:span text:style-name="T9">auto_increment</text:span></text:span><text:span text:style-name="T3">significa que o campo id será incrementado automaticamente toda vez que um novo produto é adicionado.</text:span></text:p>
      <text:p text:style-name="P1"><text:span text:style-name="T3"/></text:p>
      <text:p text:style-name="P1"><text:span text:style-name="T3"/></text:p>
      <text:h text:style-name="P16" text:outline-level="1"><text:span text:style-name="T21">03 - Inserindo alguns produtos</text:span></text:h>
      <text:p text:style-name="P1"><text:span text:style-name="T3"/></text:p>
      <text:p text:style-name="P10">Agora insira alguns elementos na tabela.</text:p>
      <text:p text:style-name="P4"><text:span text:style-name="Source_20_Text"><text:span text:style-name="T7">insert </text:span></text:span><text:span text:style-name="Source_20_Text"><text:span text:style-name="T13">into</text:span></text:span><text:span text:style-name="Source_20_Text"><text:span text:style-name="T7"> produtos </text:span></text:span><text:span text:style-name="Source_20_Text"><text:span text:style-name="T11">(</text:span></text:span><text:span text:style-name="Source_20_Text"><text:span text:style-name="T7">nome</text:span></text:span><text:span text:style-name="Source_20_Text"><text:span text:style-name="T11">,</text:span></text:span><text:span text:style-name="Source_20_Text"><text:span text:style-name="T7"> preco</text:span></text:span><text:span text:style-name="Source_20_Text"><text:span text:style-name="T11">)</text:span></text:span><text:span text:style-name="Source_20_Text"><text:span text:style-name="T7"> values </text:span></text:span><text:span text:style-name="Source_20_Text"><text:span text:style-name="T11">(</text:span></text:span><text:span text:style-name="Source_20_Text"><text:span text:style-name="T14">'Carro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2">20000</text:span></text:span><text:span text:style-name="Source_20_Text"><text:span text:style-name="T11">);</text:span></text:span></text:p>
      <text:p text:style-name="P4"><text:span text:style-name="Source_20_Text"><text:span text:style-name="T7">insert </text:span></text:span><text:span text:style-name="Source_20_Text"><text:span text:style-name="T13">into</text:span></text:span><text:span text:style-name="Source_20_Text"><text:span text:style-name="T7"> produtos </text:span></text:span><text:span text:style-name="Source_20_Text"><text:span text:style-name="T11">(</text:span></text:span><text:span text:style-name="Source_20_Text"><text:span text:style-name="T7">nome</text:span></text:span><text:span text:style-name="Source_20_Text"><text:span text:style-name="T11">,</text:span></text:span><text:span text:style-name="Source_20_Text"><text:span text:style-name="T7"> preco</text:span></text:span><text:span text:style-name="Source_20_Text"><text:span text:style-name="T11">)</text:span></text:span><text:span text:style-name="Source_20_Text"><text:span text:style-name="T7"> values </text:span></text:span><text:span text:style-name="Source_20_Text"><text:span text:style-name="T11">(</text:span></text:span><text:span text:style-name="Source_20_Text"><text:span text:style-name="T14">'Motocicleta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2">10000</text:span></text:span><text:span text:style-name="Source_20_Text"><text:span text:style-name="T11">);</text:span></text:span></text:p>
      <text:p text:style-name="P4"><text:span text:style-name="Source_20_Text"><text:span text:style-name="T7">insert </text:span></text:span><text:span text:style-name="Source_20_Text"><text:span text:style-name="T13">into</text:span></text:span><text:span text:style-name="Source_20_Text"><text:span text:style-name="T7"> produtos </text:span></text:span><text:span text:style-name="Source_20_Text"><text:span text:style-name="T11">(</text:span></text:span><text:span text:style-name="Source_20_Text"><text:span text:style-name="T7">nome</text:span></text:span><text:span text:style-name="Source_20_Text"><text:span text:style-name="T11">,</text:span></text:span><text:span text:style-name="Source_20_Text"><text:span text:style-name="T7"> preco</text:span></text:span><text:span text:style-name="Source_20_Text"><text:span text:style-name="T11">)</text:span></text:span><text:span text:style-name="Source_20_Text"><text:span text:style-name="T7"> values </text:span></text:span><text:span text:style-name="Source_20_Text"><text:span text:style-name="T11">(</text:span></text:span><text:span text:style-name="Source_20_Text"><text:span text:style-name="T14">'Bicicleta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2">300</text:span></text:span><text:span text:style-name="Source_20_Text"><text:span text:style-name="T11">);</text:span></text:span></text:p>
      <text:p text:style-name="P2">Adicione alguns outros produtos que desejar.</text:p>
      <text:p text:style-name="P1"><text:span text:style-name="T3"/></text:p>
      <text:p text:style-name="P1"><text:span text:style-name="T3"/></text:p>
      <text:h text:style-name="P16" text:outline-level="1"><text:span text:style-name="T21">04 - Inserindo no banco de dados</text:span></text:h>
      <text:p text:style-name="P1"><text:span text:style-name="T3"/></text:p>
      <text:p text:style-name="P10">Escreva agora toda a lógica de inserção de um produto no banco de dados. Lembre-se de:</text:p>
      <text:p text:style-name="P2">1 - conectar no banco</text:p>
      <text:p text:style-name="P2">2 - escrever a query</text:p>
      <text:p text:style-name="P2">3 - enviar para o banco</text:p>
      <text:p text:style-name="P2">4 - verificar o resultado</text:p>
      <text:p text:style-name="P2"><text:soft-page-break/>Se foi inserido com sucesso, mostre na tela que foi adicionado. Se deu erro, diga que ocorreu um problema.</text:p>
      <text:p text:style-name="P1"><text:span text:style-name="T3"/></text:p>
      <text:p text:style-name="P19"><text:span text:style-name="Source_20_Text"><text:span text:style-name="T11">&lt;?</text:span></text:span><text:span text:style-name="Source_20_Text"><text:span text:style-name="T7">php</text:span></text:span></text:p>
      <text:p text:style-name="P4"><text:span text:style-name="Source_20_Text"><text:span text:style-name="T7">include</text:span></text:span><text:span text:style-name="Source_20_Text"><text:span text:style-name="T11">(</text:span></text:span><text:span text:style-name="Source_20_Text"><text:span text:style-name="T14">"cabecalho.php"</text:span></text:span><text:span text:style-name="Source_20_Text"><text:span text:style-name="T11">);</text:span></text:span></text:p>
      <text:p text:style-name="P5"/>
      <text:p text:style-name="P4"><text:span text:style-name="Source_20_Text"><text:span text:style-name="T7">$nome </text:span></text:span><text:span text:style-name="Source_20_Text"><text:span text:style-name="T11">=</text:span></text:span><text:span text:style-name="Source_20_Text"><text:span text:style-name="T7"> $_GET</text:span></text:span><text:span text:style-name="Source_20_Text"><text:span text:style-name="T11">[</text:span></text:span><text:span text:style-name="Source_20_Text"><text:span text:style-name="T14">"nome"</text:span></text:span><text:span text:style-name="Source_20_Text"><text:span text:style-name="T11">];</text:span></text:span></text:p>
      <text:p text:style-name="P4"><text:span text:style-name="Source_20_Text"><text:span text:style-name="T7">$preco </text:span></text:span><text:span text:style-name="Source_20_Text"><text:span text:style-name="T11">=</text:span></text:span><text:span text:style-name="Source_20_Text"><text:span text:style-name="T7"> $_GET</text:span></text:span><text:span text:style-name="Source_20_Text"><text:span text:style-name="T11">[</text:span></text:span><text:span text:style-name="Source_20_Text"><text:span text:style-name="T14">"preco"</text:span></text:span><text:span text:style-name="Source_20_Text"><text:span text:style-name="T11">];</text:span></text:span></text:p>
      <text:p text:style-name="P5"/>
      <text:p text:style-name="P4"><text:span text:style-name="Source_20_Text"><text:span text:style-name="T7">$query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4">"insert into produtos (nome, preco) values ('{$nome}', {$preco})"</text:span></text:span><text:span text:style-name="Source_20_Text"><text:span text:style-name="T11">;</text:span></text:span></text:p>
      <text:p text:style-name="P4"><text:span text:style-name="Source_20_Text"><text:span text:style-name="T7">$conexao </text:span></text:span><text:span text:style-name="Source_20_Text"><text:span text:style-name="T11">=</text:span></text:span><text:span text:style-name="Source_20_Text"><text:span text:style-name="T7"> mysqli_connect</text:span></text:span><text:span text:style-name="Source_20_Text"><text:span text:style-name="T11">(</text:span></text:span><text:span text:style-name="Source_20_Text"><text:span text:style-name="T14">'localhost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root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4">'loja'</text:span></text:span><text:span text:style-name="Source_20_Text"><text:span text:style-name="T11">);</text:span></text:span></text:p>
      <text:p text:style-name="P5"/>
      <text:p text:style-name="P4"><text:span text:style-name="Source_20_Text"><text:span text:style-name="T13">if</text:span></text:span><text:span text:style-name="Source_20_Text"><text:span text:style-name="T11">(</text:span></text:span><text:span text:style-name="Source_20_Text"><text:span text:style-name="T7">mysqli_query</text:span></text:span><text:span text:style-name="Source_20_Text"><text:span text:style-name="T11">(</text:span></text:span><text:span text:style-name="Source_20_Text"><text:span text:style-name="T7">$conexao</text:span></text:span><text:span text:style-name="Source_20_Text"><text:span text:style-name="T11">,</text:span></text:span><text:span text:style-name="Source_20_Text"><text:span text:style-name="T7"> $query</text:span></text:span><text:span text:style-name="Source_20_Text"><text:span text:style-name="T11">))</text:span></text:span><text:span text:style-name="Source_20_Text"><text:span text:style-name="T7"> </text:span></text:span><text:span text:style-name="Source_20_Text"><text:span text:style-name="T11">{</text:span></text:span></text:p>
      <text:p text:style-name="P4"><text:span text:style-name="Source_20_Text"><text:span text:style-name="T11">?&gt;</text:span></text:span></text:p>
      <text:p text:style-name="P4"><text:span text:style-name="Source_20_Text"><text:span text:style-name="T12">&lt;p</text:span></text:span><text:span text:style-name="Source_20_Text"><text:span text:style-name="T7"> </text:span></text:span><text:span text:style-name="Source_20_Text"><text:span text:style-name="T14">class</text:span></text:span><text:span text:style-name="Source_20_Text"><text:span text:style-name="T11">=</text:span></text:span><text:span text:style-name="Source_20_Text"><text:span text:style-name="T13">"alert-success"</text:span></text:span><text:span text:style-name="Source_20_Text"><text:span text:style-name="T12">&gt;</text:span></text:span><text:span text:style-name="Source_20_Text"><text:span text:style-name="T7">Produto </text:span></text:span><text:span text:style-name="Source_20_Text"><text:span text:style-name="T11">&lt;?=</text:span></text:span><text:span text:style-name="Source_20_Text"><text:span text:style-name="T7"> $nome</text:span></text:span><text:span text:style-name="Source_20_Text"><text:span text:style-name="T11">;</text:span></text:span><text:span text:style-name="Source_20_Text"><text:span text:style-name="T7"> </text:span></text:span><text:span text:style-name="Source_20_Text"><text:span text:style-name="T11">?&gt;</text:span></text:span><text:span text:style-name="Source_20_Text"><text:span text:style-name="T7">, </text:span></text:span><text:span text:style-name="Source_20_Text"><text:span text:style-name="T11">&lt;?=</text:span></text:span><text:span text:style-name="Source_20_Text"><text:span text:style-name="T7"> $preco</text:span></text:span><text:span text:style-name="Source_20_Text"><text:span text:style-name="T11">;</text:span></text:span><text:span text:style-name="Source_20_Text"><text:span text:style-name="T7"> </text:span></text:span><text:span text:style-name="Source_20_Text"><text:span text:style-name="T11">?&gt;</text:span></text:span><text:span text:style-name="Source_20_Text"><text:span text:style-name="T7"> adicionado com sucesso!</text:span></text:span><text:span text:style-name="Source_20_Text"><text:span text:style-name="T12">&lt;/p&gt;</text:span></text:span></text:p>
      <text:p text:style-name="P4"><text:span text:style-name="Source_20_Text"><text:span text:style-name="T11">&lt;?</text:span></text:span><text:span text:style-name="Source_20_Text"><text:span text:style-name="T7">php</text:span></text:span></text:p>
      <text:p text:style-name="P4"><text:span text:style-name="Source_20_Text"><text:span text:style-name="T11">}</text:span></text:span><text:span text:style-name="Source_20_Text"><text:span text:style-name="T7"> </text:span></text:span><text:span text:style-name="Source_20_Text"><text:span text:style-name="T13">else</text:span></text:span><text:span text:style-name="Source_20_Text"><text:span text:style-name="T7"> </text:span></text:span><text:span text:style-name="Source_20_Text"><text:span text:style-name="T11">{</text:span></text:span></text:p>
      <text:p text:style-name="P4"><text:span text:style-name="Source_20_Text"><text:span text:style-name="T11">?&gt;</text:span></text:span></text:p>
      <text:p text:style-name="P4"><text:span text:style-name="Source_20_Text"><text:span text:style-name="T12">&lt;p</text:span></text:span><text:span text:style-name="Source_20_Text"><text:span text:style-name="T7"> </text:span></text:span><text:span text:style-name="Source_20_Text"><text:span text:style-name="T14">class</text:span></text:span><text:span text:style-name="Source_20_Text"><text:span text:style-name="T11">=</text:span></text:span><text:span text:style-name="Source_20_Text"><text:span text:style-name="T13">"alert-danger"</text:span></text:span><text:span text:style-name="Source_20_Text"><text:span text:style-name="T12">&gt;</text:span></text:span><text:span text:style-name="Source_20_Text"><text:span text:style-name="T7">O produto </text:span></text:span><text:span text:style-name="Source_20_Text"><text:span text:style-name="T11">&lt;?</text:span></text:span><text:span text:style-name="Source_20_Text"><text:span text:style-name="T7"> </text:span></text:span><text:span text:style-name="Source_20_Text"><text:span text:style-name="T11">=</text:span></text:span><text:span text:style-name="Source_20_Text"><text:span text:style-name="T7"> $nome</text:span></text:span><text:span text:style-name="Source_20_Text"><text:span text:style-name="T11">;</text:span></text:span><text:span text:style-name="Source_20_Text"><text:span text:style-name="T7"> </text:span></text:span><text:span text:style-name="Source_20_Text"><text:span text:style-name="T11">?&gt;</text:span></text:span><text:span text:style-name="Source_20_Text"><text:span text:style-name="T7"> não foi adicionado</text:span></text:span><text:span text:style-name="Source_20_Text"><text:span text:style-name="T12">&lt;/p&gt;</text:span></text:span></text:p>
      <text:p text:style-name="P4"><text:span text:style-name="Source_20_Text"><text:span text:style-name="T11">&lt;?</text:span></text:span><text:span text:style-name="Source_20_Text"><text:span text:style-name="T7">php</text:span></text:span></text:p>
      <text:p text:style-name="P4"><text:span text:style-name="Source_20_Text"><text:span text:style-name="T11">}</text:span></text:span></text:p>
      <text:p text:style-name="P5"/>
      <text:p text:style-name="P4"><text:span text:style-name="Source_20_Text"><text:span text:style-name="T11">?&gt;</text:span></text:span></text:p>
      <text:p text:style-name="P1"><text:span text:style-name="T3"/></text:p>
      <text:p text:style-name="P9"><text:span text:style-name="T3"/></text:p>
      <text:h text:style-name="P16" text:outline-level="1"><text:span text:style-name="T21">05 - Fechando a conexão</text:span></text:h>
      <text:p text:style-name="P11"><text:span text:style-name="T21"/></text:p>
      <text:p text:style-name="P1"><text:span text:style-name="T3">Por que podemos "esquecer" o </text:span><text:span text:style-name="Source_20_Text"><text:span text:style-name="T10">mysql_close()</text:span></text:span><text:span text:style-name="T3">?</text:span></text:p>
      <text:p text:style-name="P1"><text:span text:style-name="T3"/></text:p>
      <text:p text:style-name="P8">Porque o PHP detecta automaticamente que a conexão está aberta, e a fecha. Isso é ótimo, pois é muito comum que aplicações web esqueçam conexões abertas, e isso gera diversos problemas quando a aplicação é muito acessada (afinal, o banco de dados, que não sabe que o PHP acabou, mantém a conexão aberta por um tempo).</text:p>
      <text:p text:style-name="P8"><text:span text:style-name="T3"/></text:p>
      <text:h text:style-name="P17" text:outline-level="1"><text:span text:style-name="T21">06 - O "i" nos métodos</text:span></text:h>
      <text:p text:style-name="P12"><text:span text:style-name="T21"/></text:p>
      <text:p text:style-name="P12"><text:span text:style-name="T18">Por que usamos os métodos </text:span><text:span text:style-name="Source_20_Text"><text:span text:style-name="T16">mysqli_</text:span></text:span><text:span text:style-name="T21"> </text:span><text:span text:style-name="T18">e não </text:span><text:span text:style-name="Source_20_Text"><text:span text:style-name="T16">mysql</text:span></text:span><text:span text:style-name="T18">?</text:span></text:p>
      <text:p text:style-name="P12"><text:span text:style-name="T18">O </text:span><text:span text:style-name="Source_20_Text"><text:span text:style-name="T19">mysqli_*</text:span></text:span><text:span text:style-name="T18"> é o novo pacote de acesso ao MySql, onde eles melhoraram toda a parte de acesso ao banco de dados.</text:span></text:p>
      <text:p text:style-name="P3"><text:span text:style-name="T3">O </text:span><text:span text:style-name="Source_20_Text"><text:span text:style-name="T5">mysql_*</text:span></text:span><text:span text:style-name="T3"> ainda existe apenas por questões de compatibilidade.</text:span></text:p>
      <text:p text:style-name="P12"><text:span text:style-name="T17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6T21:14:36.815950874</dc:date>
    <meta:editing-duration>PT11M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7" meta:paragraph-count="103" meta:word-count="1136" meta:character-count="6963" meta:non-whitespace-character-count="5922"/>
  </office:meta>
</office:document-meta>
</file>